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orie Week 5 : Serkan de Turk en Jari de Fries (Multiculti BV.)</text:p>
      <text:p text:style-name="P3"><text:tab/><text:tab/><text:tab/><text:tab/><text:tab/>(328095 en 328404)</text:p>
      <text:p text:style-name="P1"/>
      <text:p text:style-name="P1">1c.<text:tab/>Het verschil tussen deze twee manieren is equals het inhoudelijke vergelijkt en <text:tab/>het type. Het checkt niet of het dezelfde objecten zijn.</text:p>
      <text:p text:style-name="P1">1d.<text:tab/>Equals vergelijkt inhoudelijk en het type.</text:p>
      <text:p text:style-name="P1"/>
      <text:p text:style-name="P1">2b.<text:tab/>Kijk in de map.</text:p>
      <text:p text:style-name="P1">2c.<text:tab/>Saldo is protected gemaakt zodat Contant() en Pinpas() saldo kunnen wijzigen, <text:tab/>wat handig is, omdat de methode setSaldo() niet static is en de superklasse <text:tab/>abstract is. De subklassen moeten het dus wel kunnen wijzigen.</text:p>
      <text:p text:style-name="P1"/>
      <text:p text:style-name="P1">5a.<text:tab/>Nee, een interface bevat alleen abstracte velden, waardoor een instantie niet <text:tab/>aangemaakt kan worden.</text:p>
      <text:p text:style-name="P1">5b.<text:tab/>Nee, een abstracte klasse heeft standaard een protected constructor. Zelfs als <text:tab/>je deze vervangt met een public constructor kan het niet. Je kunt alleen <text:tab/>subtypen van abstracte klassen initialiseren.</text:p>
      <text:p text:style-name="P1">5c.<text:tab/>Nee, een klasse kan maar een enkele klasse overerven. Als je anders de <text:tab/>'super()' methode aanroept is het onduidelijk welke klasse bedoeld wordt.</text:p>
      <text:p text:style-name="P1">5d.<text:tab/>Ja, een klasse kan meerdere interfaces implementeren. Er is geen conflict <text:tab/>tussen interfaces. Zelfs als twee interfaces dezelfde methode bevatten komt er <text:tab/>geen conflict, het wordt immers opnieuw geschreven in de klasse zelf.</text:p>
      <text:p text:style-name="P1">5e.<text:tab/>Ja, dat is mogelijk. Een klasse kan de structuur hebben van een andere klasse <text:tab/>en tegelijkertijd andere methodes gebruiken vanuit een <text:s/>interface.</text:p>
      <text:p text:style-name="P1">5f.<text:tab/>Ja. Alle methodes en velden binnen een interface zijn public, final en abstract.</text:p>
      <text:p text:style-name="P1">5g.<text:tab/>Ja. Als er een instantie van een klasse wordt gemaakt horen alle methodes en <text:tab/>velden gebruikt te kunnen worden door die instantie. Een abstract veld of <text:tab/>een abstracte methode kan niet gebruikt worden door diezelfde instantie en <text:tab/>daardoor is dus een abstracte klasse benodigd.</text:p>
      <text:p text:style-name="P1">5h.<text:tab/>Polymorfisme betekent veelvormigheid. Een interface bijvoorbeeld kan door <text:tab/>vele klassen geïmplementeerd worden. Bij elke klasse kunnen de methodes <text:tab/>van het interface anders werken. Hierdoor ontstaat veelvormigheid. Immers <text:tab/>één methode komt in vele vormen voor. Een abstracte klasse heeft hetzelfde <text:tab/>idee. Wanneer een klasse van een abstracte klasse overerft kunnen alle <text:tab/>methodes per klasse anders werken. Het zijn toch dezelfde methodes alleen ze <text:tab/>komen in vele vormen voor, wederom.</text:p>
      <text:p text:style-name="P1"/>
      <text:p text:style-name="P1">6a.<text:tab/>Ja. Als een veld of methode abstract is, moet het nog werking krijgen van een <text:tab/>subklasse. Echter wanneer dat niet gespecificeerd wordt kan een subklasse <text:tab/>het veld of de methode meteen gebruiken en hoeft er niks aan gedaan te <text:tab/>worden.</text:p>
      <text:p text:style-name="P1">6b.<text:tab/>Ja. Abstracte velden en methodes moeten geïmplementeerd worden. Anders <text:soft-page-break/><text:tab/>weet de compiler en Java zelf niet wat ermee gebeuren moet. Dan zien ze het <text:tab/>als een leeg stukje code, net als code achter return statements en velden die <text:tab/>nooit geïnitialiseerd of gebruikt worden.</text:p>
      <text:p text:style-name="P1">6c.<text:tab/>Een hele hoop. Ikzelf zit te denken aan de klasse abstract te maken, waardoor <text:tab/>de compiler niet meer zeurt. Je verandert daarmee echter drastisch het <text:tab/>gedrag van een klasse.</text:p>
      <text:p text:style-name="P1">6d.<text:tab/>Een variabele die abstract is 'bestaat niet'. Dat wil zeggen dat de variabele niet <text:tab/>opgehaald en/of gebruikt kan worden. Een instantie variabele wordt meteen <text:tab/>bij de initialisatie aangemaakt. Dit kan echter niet bij abstracte variabelen, <text:tab/>omdat deze niet aangemaakt kunnen worden.</text:p>
      <text:p text:style-name="P1">6e.<text:tab/>Een final methode is een methode die niet overschreven kan worden. Dit is <text:tab/>het tegenovergestelde van een abstracte methode die beslist overschreven <text:tab/>moet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i Germeraad</meta:initial-creator>
    <meta:creation-date>2015-01-08T23:59:55.19</meta:creation-date>
    <dc:date>2015-01-09T11:51:46.04</dc:date>
    <dc:creator>Jari Germeraad</dc:creator>
    <meta:editing-duration>PT14M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19" meta:word-count="522" meta:character-count="3337"/>
  </office:meta>
</office:document-meta>
</file>